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  <style:text-properties fo:color="#000000"/>
    </style:style>
    <style:style style:name="P4" style:parent-style-name="Standard" style:family="paragraph">
      <style:paragraph-properties fo:text-align="justify"/>
    </style:style>
    <style:style style:name="TableColumn6" style:family="table-column">
      <style:table-column-properties style:column-width="2.3645in" style:use-optimal-column-width="false"/>
    </style:style>
    <style:style style:name="TableColumn7" style:family="table-column">
      <style:table-column-properties style:column-width="2.3229in" style:use-optimal-column-width="false"/>
    </style:style>
    <style:style style:name="TableColumn8" style:family="table-column">
      <style:table-column-properties style:column-width="1.0208in" style:use-optimal-column-width="false"/>
    </style:style>
    <style:style style:name="Table5" style:family="table">
      <style:table-properties style:width="5.7083in" fo:margin-left="0in" table:align="left"/>
    </style:style>
    <style:style style:name="TableRow9" style:family="table-row">
      <style:table-row-properties style:min-row-height="0.2916in"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694in" fo:padding-left="0.0694in" fo:padding-bottom="0.0694in" fo:padding-right="0.0694in"/>
    </style:style>
    <style:style style:name="P11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694in" fo:padding-left="0.0694in" fo:padding-bottom="0.0694in" fo:padding-right="0.0694in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4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15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16" style:family="table-row">
      <style:table-row-properties style:min-row-height="0.2916in" style:use-optimal-row-height="false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widows="0" fo:orphans="0"/>
    </style:style>
    <style:style style:name="P20" style:parent-style-name="Standard" style:family="paragraph">
      <style:paragraph-properties fo:widows="0" fo:orphans="0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widows="0" fo:orphans="0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/>
    </style:style>
    <style:style style:name="P28" style:parent-style-name="Standard" style:family="paragraph">
      <style:paragraph-properties fo:widows="0" fo:orphans="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/>
    </style:style>
    <style:style style:name="P31" style:parent-style-name="Standard" style:family="paragraph">
      <style:paragraph-properties fo:widows="0" fo:orphans="0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widows="0" fo:orphans="0"/>
    </style:style>
    <style:style style:name="P37" style:parent-style-name="Standard" style:family="paragraph">
      <style:paragraph-properties fo:widows="0" fo:orphans="0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/>
    </style:style>
    <style:style style:name="P40" style:parent-style-name="Standard" style:family="paragraph">
      <style:paragraph-properties fo:widows="0" fo:orphans="0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/>
      <style:text-properties fo:language="en" fo:country="US"/>
    </style:style>
    <style:style style:name="P46" style:parent-style-name="Standard" style:family="paragraph">
      <style:paragraph-properties fo:widows="0" fo:orphans="0"/>
      <style:text-properties fo:language="en" fo:country="US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/>
    </style:style>
    <style:style style:name="P49" style:parent-style-name="Standard" style:family="paragraph">
      <style:paragraph-properties fo:widows="0" fo:orphans="0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0" fo:orphans="0"/>
    </style:style>
    <style:style style:name="P55" style:parent-style-name="Standard" style:family="paragraph">
      <style:paragraph-properties fo:widows="0" fo:orphans="0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widows="0" fo:orphans="0"/>
    </style:style>
    <style:style style:name="P63" style:parent-style-name="Standard" style:family="paragraph">
      <style:paragraph-properties fo:widows="0" fo:orphans="0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widows="0" fo:orphans="0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/>
    </style:style>
    <style:style style:name="P71" style:parent-style-name="Standard" style:family="paragraph">
      <style:paragraph-properties fo:widows="0" fo:orphans="0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/>
    </style:style>
    <style:style style:name="P74" style:parent-style-name="Standard" style:family="paragraph">
      <style:paragraph-properties fo:widows="0" fo:orphans="0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widows="0" fo:orphans="0"/>
    </style:style>
    <style:style style:name="P80" style:parent-style-name="Standard" style:family="paragraph">
      <style:paragraph-properties fo:widows="0" fo:orphans="0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0" fo:orphans="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/>
    </style:style>
    <style:style style:name="P88" style:parent-style-name="Standard" style:family="paragraph">
      <style:paragraph-properties fo:widows="0" fo:orphans="0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widows="0" fo:orphans="0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0" fo:orphans="0"/>
    </style:style>
    <style:style style:name="P96" style:parent-style-name="Standard" style:family="paragraph">
      <style:paragraph-properties fo:widows="0" fo:orphans="0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/>
    </style:style>
    <style:style style:name="P99" style:parent-style-name="Standard" style:family="paragraph">
      <style:paragraph-properties fo:widows="0" fo:orphans="0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widows="0" fo:orphans="0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0" fo:orphans="0"/>
    </style:style>
    <style:style style:name="P107" style:parent-style-name="Standard" style:family="paragraph">
      <style:paragraph-properties fo:widows="0" fo:orphans="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widows="0" fo:orphans="0"/>
    </style:style>
  </office:automatic-styles>
  <office:body>
    <office:text text:use-soft-page-breaks="true">
      <text:p text:style-name="P1">Indicação de Orientadores</text:p>
      <text:p text:style-name="P2"/>
      <text:p text:style-name="P3"><text:bookmark-start text:name="docs-internal-guid-ad31c583-7fff-4dd6-74"/><text:bookmark-end text:name="docs-internal-guid-ad31c583-7fff-4dd6-74"/>Indique até 3 professores em ordem de prioridade (1 - primeira opção, 2 - segunda opção e 3 - terceira opção). Para os demais não preencha.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Orientadores</text:p>
          </table:table-cell>
          <table:table-cell table:style-name="TableCell12" table:number-rows-spanned="2">
            <text:p text:style-name="P13">Linha de Pesquisa</text:p>
          </table:table-cell>
          <table:table-cell table:style-name="TableCell14" table:number-rows-spanned="2">
            <text:p text:style-name="P15">Prioridade</text:p>
          </table:table-cell>
        </table:table-row>
        <table:table-row table:style-name="TableRow1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7">
          <table:table-cell table:style-name="TableCell18">
            <text:p text:style-name="P19">André Luis<text:s/>Schwerz</text:p>
            <text:p text:style-name="P20">andreluis@utfpr.edu.br</text:p>
          </table:table-cell>
          <table:table-cell table:style-name="TableCell21">
            <text:p text:style-name="P22">Engenharia de Software</text:p>
          </table:table-cell>
          <table:table-cell table:style-name="TableCell23">
            <text:p text:style-name="P24">1</text:p>
          </table:table-cell>
        </table:table-row>
        <table:table-row table:style-name="TableRow25">
          <table:table-cell table:style-name="TableCell26">
            <text:p text:style-name="P27">André Luiz Satoshi Kawamoto</text:p>
            <text:p text:style-name="P28">kawamoto@utfpr.edu.br</text:p>
          </table:table-cell>
          <table:table-cell table:style-name="TableCell29">
            <text:p text:style-name="P30">Inteligência Computacional e</text:p>
            <text:p text:style-name="P31">Sistemas Distribuídos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Diego Bertolini Gonçalves</text:p>
            <text:p text:style-name="P37">diegobertolini@utfpr.edu.br</text:p>
          </table:table-cell>
          <table:table-cell table:style-name="TableCell38">
            <text:p text:style-name="P39">Inteligência Computacional e</text:p>
            <text:p text:style-name="P40">Sistemas Distribuídos</text:p>
          </table:table-cell>
          <table:table-cell table:style-name="TableCell41">
            <text:p text:style-name="P42">3</text:p>
          </table:table-cell>
        </table:table-row>
        <table:table-row table:style-name="TableRow43">
          <table:table-cell table:style-name="TableCell44">
            <text:p text:style-name="P45">Frank Helbert Borsato</text:p>
            <text:p text:style-name="P46">frankhelbert@utfpr.edu.br</text:p>
          </table:table-cell>
          <table:table-cell table:style-name="TableCell47">
            <text:p text:style-name="P48">Inteligência Computacional e</text:p>
            <text:p text:style-name="P49">Sistemas Distribuídos</text:p>
          </table:table-cell>
          <table:table-cell table:style-name="TableCell50">
            <text:p text:style-name="P51">2</text:p>
          </table:table-cell>
        </table:table-row>
        <table:table-row table:style-name="TableRow52">
          <table:table-cell table:style-name="TableCell53">
            <text:p text:style-name="P54">Igor Fábio Steinmacher</text:p>
            <text:p text:style-name="P55">igorfs@utfpr.edu.br</text:p>
          </table:table-cell>
          <table:table-cell table:style-name="TableCell56">
            <text:p text:style-name="P57">Engenharia de Software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Igor Scaliante Wiese</text:p>
            <text:p text:style-name="P63">igor@utfpr.edu.br</text:p>
          </table:table-cell>
          <table:table-cell table:style-name="TableCell64">
            <text:p text:style-name="P65">Engenharia de Software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Ivanilton Polato</text:p>
            <text:p text:style-name="P71">ipolato@utfpr.edu.br</text:p>
          </table:table-cell>
          <table:table-cell table:style-name="TableCell72">
            <text:p text:style-name="P73">Inteligência Computacional e</text:p>
            <text:p text:style-name="P74">Sistemas Distribuído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Marco Aurélio Graciotto Silva</text:p>
            <text:p text:style-name="P80">magsilva@utfpr.edu.br</text:p>
          </table:table-cell>
          <table:table-cell table:style-name="TableCell81">
            <text:p text:style-name="P82">Engenharia de Software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Reginaldo Ré</text:p>
            <text:p text:style-name="P88">reginaldo@utfpr.edu.br</text:p>
          </table:table-cell>
          <table:table-cell table:style-name="TableCell89">
            <text:p text:style-name="P90">Engenharia de Software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Rodrigo Campiolo</text:p>
            <text:p text:style-name="P96">rcampiolo@utfpr.edu.br</text:p>
          </table:table-cell>
          <table:table-cell table:style-name="TableCell97">
            <text:p text:style-name="P98">Inteligência Computacional e</text:p>
            <text:p text:style-name="P99">Sistemas Distribuídos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Rogério Aparecido Gonçalves<text:line-break/>rogerioag@utfpr.edu.br</text:p>
          </table:table-cell>
          <table:table-cell table:style-name="TableCell105">
            <text:p text:style-name="P106">Inteligência Computacional e</text:p>
            <text:p text:style-name="P107">Sistemas Distribuídos</text:p>
          </table:table-cell>
          <table:table-cell table:style-name="TableCell108">
            <text:p text:style-name="P10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11-03T09:58:00Z</meta:creation-date>
    <dc:date>2022-01-26T00:32:00Z</dc:date>
    <meta:template xlink:href="Normal.dotm" xlink:type="simple"/>
    <meta:editing-cycles>3</meta:editing-cycles>
    <meta:editing-duration>PT60S</meta:editing-duration>
    <meta:document-statistic meta:page-count="1" meta:paragraph-count="2" meta:word-count="180" meta:character-count="1153" meta:row-count="8" meta:non-whitespace-character-count="975"/>
  </office:meta>
</office:document-meta>
</file>